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53c04" officeooo:paragraph-rsid="00053c04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paragraph-rsid="00053c04" style:font-size-asian="18pt" style:font-size-complex="18pt"/>
    </style:style>
    <style:style style:name="P5" style:family="paragraph" style:parent-style-name="Standard">
      <style:text-properties fo:font-size="18pt" officeooo:rsid="00053c04" officeooo:paragraph-rsid="000a4202" style:font-size-asian="18pt" style:font-size-complex="18pt"/>
    </style:style>
    <style:style style:name="P6" style:family="paragraph" style:parent-style-name="Standard">
      <style:text-properties fo:font-size="18pt" officeooo:paragraph-rsid="000a4202" style:font-size-asian="18pt" style:font-size-complex="18pt"/>
    </style:style>
    <style:style style:name="T1" style:family="text">
      <style:text-properties officeooo:rsid="0006f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e:</text:p>
      <text:p text:style-name="P1">Name 1:</text:p>
      <text:p text:style-name="P1">Name 2:</text:p>
      <text:p text:style-name="P1"/>
      <text:p text:style-name="P1">Let B(R) = 1,000 and B(S) = 500 and M = 101.</text:p>
      <text:p text:style-name="P1">How many blocks are expected to be read to join R and S?</text:p>
      <text:p text:style-name="P4"/>
      <text:p text:style-name="P1">a) <text:s/>Using a block-based nested loop join.</text:p>
      <text:p text:style-name="P1"/>
      <text:p text:style-name="P1"/>
      <text:p text:style-name="P5">Repeat the exercise for B(R) = 100,000 and B(S) = <text:span text:style-name="T1">10,000.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g </meta:initial-creator>
    <meta:creation-date>2011-11-28T15:45:46</meta:creation-date>
    <dc:date>2015-07-28T16:54:09.220297725</dc:date>
    <meta:editing-duration>PT8M50S</meta:editing-duration>
    <meta:editing-cycles>6</meta:editing-cycles>
    <meta:generator>LibreOffice/4.3.7.2$Linux_X86_64 LibreOffice_project/430m0$Build-2</meta:generator>
    <meta:document-statistic meta:table-count="0" meta:image-count="0" meta:object-count="0" meta:page-count="1" meta:paragraph-count="7" meta:word-count="48" meta:character-count="217" meta:non-whitespace-character-count="175"/>
  </office:meta>
</office:document-meta>
</file>